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8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8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8] = #nazwa?[.D$17])" style:apply-style-name="Urgent" style:base-cell-address="Arkusz1.A13"/>
    </style:style>
    <style:style style:name="ce5" style:family="table-cell" style:parent-style-name="Default">
      <style:table-cell-properties fo:background-color="#ffff00"/>
      <style:text-properties fo:language="en" fo:country="US"/>
      <style:map style:condition="is-true-formula([$Arkusz1.$C$18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8] = #nazwa?[.D$17])" style:apply-style-name="Urgent" style:base-cell-address="Arkusz1.A12"/>
    </style:style>
    <style:style style:name="ce8" style:family="table-cell" style:parent-style-name="Default">
      <style:text-properties fo:language="en" fo:country="US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language="en" fo:country="US"/>
      <style:map style:condition="is-true-formula([$Arkusz1.$C$18] = #nazwa?[.D$17])" style:apply-style-name="Urgent" style:base-cell-address="Arkusz1.A12"/>
    </style:style>
    <style:style style:name="ce12" style:family="table-cell" style:parent-style-name="Default">
      <style:table-cell-properties fo:background-color="#4c4c4c"/>
      <style:text-properties fo:color="#ffffff" fo:language="en" fo:country="US"/>
    </style:style>
    <style:style style:name="ce13" style:family="table-cell" style:parent-style-name="Default" style:data-style-name="N36">
      <style:text-properties fo:language="en" fo:country="US"/>
    </style:style>
    <style:style style:name="ce14" style:family="table-cell" style:parent-style-name="Default" style:data-style-name="N36"/>
    <style:style style:name="ce15" style:family="table-cell" style:parent-style-name="Default">
      <style:table-cell-properties fo:background-color="#4c4c4c"/>
      <style:text-properties fo:color="#ffffff" fo:language="en" fo:country="US"/>
      <style:map style:condition="cell-content()=[$Arkusz1.$C$18]" style:apply-style-name="Urgent" style:base-cell-address="Arkusz1.D12"/>
    </style:style>
    <style:style style:name="ce16" style:family="table-cell" style:parent-style-name="Default">
      <style:text-properties fo:language="en" fo:country="US"/>
      <style:map style:condition="cell-content()=[$Arkusz1.$C$18]" style:apply-style-name="Urgent" style:base-cell-address="Arkusz1.D12"/>
    </style:style>
    <style:style style:name="ce17" style:family="table-cell" style:parent-style-name="Default">
      <style:map style:condition="cell-content()=[$Arkusz1.$C$18]" style:apply-style-name="Urgent" style:base-cell-address="Arkusz1.D12"/>
    </style:style>
    <style:style style:name="ce18" style:family="table-cell" style:parent-style-name="Default" style:data-style-name="N36">
      <style:text-properties fo:language="en" fo:country="US"/>
      <style:map style:condition="cell-content()=[$Arkusz1.$C$18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3" table:default-cell-style-name="ce16"/>
        <table:table-column table:style-name="co3" table:number-columns-repeated="1018" table:default-cell-style-name="ce8"/>
        <table:table-row table:style-name="ro1">
          <table:table-cell table:style-name="ce1" office:value-type="string">
            <text:p>Feature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Version</text:p>
          </table:table-cell>
          <table:table-cell table:style-name="ce15" office:value-type="string">
            <text:p>References</text:p>
          </table:table-cell>
          <table:table-cell table:style-name="ce12" office:value-type="string">
            <text:p>Importance</text:p>
          </table:table-cell>
          <table:table-cell table:style-name="ce12" office:value-type="string">
            <text:p>Outstanding</text:p>
          </table:table-cell>
          <table:table-cell table:style-name="ce12" table:number-columns-repeated="1016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1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For example footer, filters can be set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Results in performance not dependant on the number of items in se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 office:value-type="string">
            <text:p>Each cell can have a different width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 office:value-type="string">
            <text:p>Each line can have a different width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1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selection by mouse and keyboard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 office:value-type="string">
            <text:p>Cell selection can be enabled/disabled</text:p>
          </table:table-cell>
          <table:table-cell table:style-name="Default" office:value-type="string">
            <text:p>0.1</text:p>
          </table:table-cell>
          <table:table-cell table:style-name="ce17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1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1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1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1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3" office:value-type="string">
            <text:p>0.7</text:p>
          </table:table-cell>
          <table:table-cell table:style-name="ce18"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3" office:value-type="string">
            <text:p>0.7</text:p>
          </table:table-cell>
          <table:table-cell table:style-name="ce18"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3" office:value-type="string">
            <text:p>0.7</text:p>
          </table:table-cell>
          <table:table-cell table:style-name="ce18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ollapse hierarchy items</text:p>
          </table:table-cell>
          <table:table-cell office:value-type="string">
            <text:p>Node collapse/expand typical for tree widgets</text:p>
          </table:table-cell>
          <table:table-cell table:style-name="ce13" office:value-type="string">
            <text:p>0.7</text:p>
          </table:table-cell>
          <table:table-cell table:style-name="ce18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1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/>
          <table:table-cell office:value-type="string">
            <text:p>0.5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3" office:value-type="string">
            <text:p>1.+</text:p>
          </table:table-cell>
          <table:table-cell table:style-name="ce18"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3" office:value-type="string">
            <text:p>0.1</text:p>
          </table:table-cell>
          <table:table-cell table:style-name="ce18" office:value-type="string">
            <text:p>Snippet_0201</text:p>
          </table:table-cell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3" office:value-type="string">
            <text:p>0.1</text:p>
          </table:table-cell>
          <table:table-cell table:style-name="ce18" office:value-type="string">
            <text:p>Snippet_0201</text:p>
          </table:table-cell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ackground, foreground colors</text:p>
          </table:table-cell>
          <table:table-cell office:value-type="string">
            <text:p>Individual background and foreground color for cells.</text:p>
          </table:table-cell>
          <table:table-cell table:style-name="ce13"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Line color, width, style</text:p>
          </table:table-cell>
          <table:table-cell office:value-type="string">
            <text:p>Drawing lines with individual color, width and styl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ext font, align, padding</text:p>
          </table:table-cell>
          <table:table-cell office:value-type="string">
            <text:p>Drawing text with padding and aligning horizontally and vertically with custom colors and fonts for each cell.</text:p>
          </table:table-cell>
          <table:table-cell table:style-name="ce13"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Automatic numbering in headers</text:p>
          </table:table-cell>
          <table:table-cell office:value-type="string">
            <text:p>The default header painter draws text as sequential numbers starting from 0.</text:p>
          </table:table-cell>
          <table:table-cell table:style-name="ce13"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Image align, padding</text:p>
          </table:table-cell>
          <table:table-cell office:value-type="string">
            <text:p>Drawing image with padding and aligning horizontally and vertically</text:p>
          </table:table-cell>
          <table:table-cell table:style-name="ce13"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Multiline text</text:p>
          </table:table-cell>
          <table:table-cell office:value-type="string">
            <text:p>Text wrapping inside of a cell</text:p>
          </table:table-cell>
          <table:table-cell office:value-type="string">
            <text:p>0.3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Custom painter</text:p>
          </table:table-cell>
          <table:table-cell office:value-type="string">
            <text:p>All that is draw on the canvas can be replaced by a custom painter.</text:p>
          </table:table-cell>
          <table:table-cell table:style-name="Default"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Snippet_0010, Snippet_0015</text:p>
          </table:table-cell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Focus cell painter</text:p>
          </table:table-cell>
          <table:table-cell office:value-type="string">
            <text:p>Enables to customize the focus cell painting.</text:p>
          </table:table-cell>
          <table:table-cell table:style-name="Default"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Zoom</text:p>
          </table:table-cell>
          <table:table-cell office:value-type="string">
            <text:p>Zoom in <text:s/>and zoom out the view port area.</text:p>
          </table:table-cell>
          <table:table-cell table:style-name="ce14" office:value-type="string">
            <text:p>&gt;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9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+Zones</text:p>
          </table:table-cell>
          <table:table-cell table:style-name="Default" table:number-columns-repeated="1021"/>
        </table:table-row>
        <table:table-row table:style-name="ro2">
          <table:table-cell table:style-name="ce10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/>
          <table:table-cell table:style-name="Default" office:value-type="string">
            <text:p>high</text:p>
          </table:table-cell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11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ustom gesture binding</text:p>
          </table:table-cell>
          <table:table-cell table:style-name="ce7" office:value-type="string">
            <text:p>Custom gesture binding for most of the user a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1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Native looking check box</text:p>
          </table:table-cell>
          <table:table-cell office:value-type="string">
            <text:p>Even for custom OS themes.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editor</text:p>
          </table:table-cell>
          <table:table-cell office:value-type="string">
            <text:p>Extensible base editor class .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Cut/copy/paste</text:p>
          </table:table-cell>
          <table:table-cell office:value-type="string">
            <text:p>Using clipboard tab separated format compatible with Excel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+Other</text:p>
          </table:table-cell>
          <table:table-cell table:number-columns-repeated="1021"/>
        </table:table-row>
        <table:table-row table:style-name="ro1">
          <table:table-cell office:value-type="string">
            <text:p>Tooltips</text:p>
          </table:table-cell>
          <table:table-cell office:value-type="string">
            <text:p>Tooltips for individual cells</text:p>
          </table:table-cell>
          <table:table-cell office:value-type="string">
            <text:p>0.8</text:p>
          </table:table-cell>
          <table:table-cell/>
          <table:table-cell office:value-type="string">
            <text:p>medium</text:p>
          </table:table-cell>
          <table:table-cell table:number-columns-repeated="1017"/>
        </table:table-row>
        <table:table-row table:style-name="ro2" table:number-rows-repeated="65452">
          <table:table-cell table:number-columns-repeated="1022"/>
        </table:table-row>
        <table:table-row table:style-name="ro2">
          <table:table-cell table:number-columns-repeated="1022"/>
        </table:table-row>
      </table:table>
      <table:database-ranges>
        <table:database-range table:target-range-address="Arkusz1.A1:Arkusz1.F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20.04.2011</text:date>, <text:time>13:59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4-20T13:59:16.20</dc:date>
    <dc:creator>Jacek Kołodziejczyk</dc:creator>
    <meta:editing-duration>PT41H43M23S</meta:editing-duration>
    <meta:editing-cycles>31</meta:editing-cycles>
    <meta:document-statistic meta:table-count="1" meta:cell-count="313" meta:object-count="0"/>
  </office:meta>
</office:document-meta>
</file>